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1.028in"/>
    </style:style>
    <style:style style:name="co3" style:family="table-column">
      <style:table-column-properties fo:break-before="auto" style:column-width="1.8016in"/>
    </style:style>
    <style:style style:name="co4" style:family="table-column">
      <style:table-column-properties fo:break-before="auto" style:column-width="9.7709in"/>
    </style:style>
    <style:style style:name="co5" style:family="table-column">
      <style:table-column-properties fo:break-before="auto" style:column-width="0.4264in"/>
    </style:style>
    <style:style style:name="co6" style:family="table-column">
      <style:table-column-properties fo:break-before="auto" style:column-width="5.2917in"/>
    </style:style>
    <style:style style:name="co7" style:family="table-column">
      <style:table-column-properties fo:break-before="auto" style:column-width="0.8457in"/>
    </style:style>
    <style:style style:name="co8" style:family="table-column">
      <style:table-column-properties fo:break-before="auto" style:column-width="0.9791in"/>
    </style:style>
    <style:style style:name="co9" style:family="table-column">
      <style:table-column-properties fo:break-before="auto" style:column-width="0.7134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7374in"/>
    </style:style>
    <style:style style:name="co13" style:family="table-column">
      <style:table-column-properties fo:break-before="auto" style:column-width="0.9673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2.0154in"/>
    </style:style>
    <style:style style:name="co16" style:family="table-column">
      <style:table-column-properties fo:break-before="auto" style:column-width="0.35in"/>
    </style:style>
    <style:style style:name="co17" style:family="table-column">
      <style:table-column-properties fo:break-before="auto" style:column-width="2.3854in"/>
    </style:style>
    <style:style style:name="co18" style:family="table-column">
      <style:table-column-properties fo:break-before="auto" style:column-width="2.1571in"/>
    </style:style>
    <style:style style:name="co19" style:family="table-column">
      <style:table-column-properties fo:break-before="auto" style:column-width="1.8409in"/>
    </style:style>
    <style:style style:name="co20" style:family="table-column">
      <style:table-column-properties fo:break-before="auto" style:column-width="2.4618in"/>
    </style:style>
    <style:style style:name="co21" style:family="table-column">
      <style:table-column-properties fo:break-before="auto" style:column-width="0.2744in"/>
    </style:style>
    <style:style style:name="co22" style:family="table-column">
      <style:table-column-properties fo:break-before="auto" style:column-width="1.5366in"/>
    </style:style>
    <style:style style:name="co23" style:family="table-column">
      <style:table-column-properties fo:break-before="auto" style:column-width="1.2862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1" table:default-cell-style-name="Default"/>
        <table:table-row table:style-name="ro1">
          <table:table-cell office:value-type="string">
            <text:p>PMID</text:p>
          </table:table-cell>
          <table:table-cell office:value-type="string">
            <text:p>Num Prots</text:p>
          </table:table-cell>
          <table:table-cell office:value-type="string">
            <text:p>Num Annots</text:p>
          </table:table-cell>
          <table:table-cell office:value-type="string">
            <text:p>PMID</text:p>
          </table:table-cell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Journal</text:p>
          </table:table-cell>
          <table:table-cell office:value-type="string">
            <text:p>MFO Annot</text:p>
          </table:table-cell>
          <table:table-cell office:value-type="string">
            <text:p>BPO Annot</text:p>
          </table:table-cell>
          <table:table-cell office:value-type="string">
            <text:p>CCO Annot</text:p>
          </table:table-cell>
          <table:table-cell office:value-type="string">
            <text:p>Num EXP</text:p>
          </table:table-cell>
          <table:table-cell office:value-type="string">
            <text:p>Num IDA</text:p>
          </table:table-cell>
          <table:table-cell office:value-type="string">
            <text:p>Num IEP</text:p>
          </table:table-cell>
          <table:table-cell office:value-type="string">
            <text:p>Num IGI</text:p>
          </table:table-cell>
          <table:table-cell office:value-type="string">
            <text:p>Num IMP</text:p>
          </table:table-cell>
          <table:table-cell office:value-type="string">
            <text:p>Num IPI</text:p>
          </table:table-cell>
          <table:table-cell office:value-type="string">
            <text:p>GO ID</text:p>
          </table:table-cell>
          <table:table-cell office:value-type="string">
            <text:p>GO Name</text:p>
          </table:table-cell>
          <table:table-cell office:value-type="string">
            <text:p>Ev Code</text:p>
          </table:table-cell>
          <table:table-cell office:value-type="string">
            <text:p>Num Used</text:p>
          </table:table-cell>
          <table:table-cell table:number-columns-repeated="24"/>
        </table:table-row>
        <table:table-row table:style-name="ro1">
          <table:table-cell office:value-type="float" office:value="18614015">
            <text:p>18614015</text:p>
          </table:table-cell>
          <table:table-cell table:number-columns-repeated="2" office:value-type="float" office:value="2412">
            <text:p>2412</text:p>
          </table:table-cell>
          <table:table-cell office:value-type="float" office:value="18614015">
            <text:p>18614015</text:p>
          </table:table-cell>
          <table:table-cell office:value-type="string">
            <text:p>A mitochondrial protein compendium elucidates complex I disease biology.</text:p>
          </table:table-cell>
          <table:table-cell office:value-type="float" office:value="2008">
            <text:p>2008</text:p>
          </table:table-cell>
          <table:table-cell office:value-type="string">
            <text:p>Cell</text:p>
          </table:table-cell>
          <table:table-cell table:number-columns-repeated="2" office:value-type="float" office:value="0">
            <text:p>0</text:p>
          </table:table-cell>
          <table:table-cell office:value-type="float" office:value="2412">
            <text:p>2412</text:p>
          </table:table-cell>
          <table:table-cell office:value-type="float" office:value="0">
            <text:p>0</text:p>
          </table:table-cell>
          <table:table-cell office:value-type="float" office:value="2412">
            <text:p>24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2412">
            <text:p>2412</text:p>
          </table:table-cell>
          <table:table-cell table:number-columns-repeated="24"/>
        </table:table-row>
        <table:table-row table:style-name="ro1">
          <table:table-cell office:value-type="float" office:value="15525680">
            <text:p>15525680</text:p>
          </table:table-cell>
          <table:table-cell office:value-type="float" office:value="1043">
            <text:p>1043</text:p>
          </table:table-cell>
          <table:table-cell office:value-type="float" office:value="1365">
            <text:p>1365</text:p>
          </table:table-cell>
          <table:table-cell office:value-type="float" office:value="15525680">
            <text:p>15525680</text:p>
          </table:table-cell>
          <table:table-cell office:value-type="string">
            <text:p>Mycobacterium tuberculosis functional network analysis by global subcellular protein profiling.</text:p>
          </table:table-cell>
          <table:table-cell office:value-type="float" office:value="2005">
            <text:p>2005</text:p>
          </table:table-cell>
          <table:table-cell office:value-type="string">
            <text:p>Molecular biology of the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1365">
            <text:p>1365</text:p>
          </table:table-cell>
          <table:table-cell office:value-type="float" office:value="0">
            <text:p>0</text:p>
          </table:table-cell>
          <table:table-cell office:value-type="float" office:value="1365">
            <text:p>13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355">
            <text:p>355</text:p>
          </table:table-cell>
          <table:table-cell office:value-type="string">
            <text:p>GO:0005618</text:p>
          </table:table-cell>
          <table:table-cell office:value-type="string">
            <text:p>cell wall</text:p>
          </table:table-cell>
          <table:table-cell office:value-type="string">
            <text:p>IDA</text:p>
          </table:table-cell>
          <table:table-cell office:value-type="float" office:value="306">
            <text:p>306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704">
            <text:p>704</text:p>
          </table:table-cell>
          <table:table-cell table:number-columns-repeated="16"/>
        </table:table-row>
        <table:table-row table:style-name="ro1">
          <table:table-cell office:value-type="float" office:value="18431481">
            <text:p>18431481</text:p>
          </table:table-cell>
          <table:table-cell table:number-columns-repeated="2" office:value-type="float" office:value="1251">
            <text:p>1251</text:p>
          </table:table-cell>
          <table:table-cell office:value-type="float" office:value="18431481">
            <text:p>18431481</text:p>
          </table:table-cell>
          <table:table-cell office:value-type="string">
            <text:p>Sorting signals, N-terminal modifications and abundance of the chloroplast proteome.</text:p>
          </table:table-cell>
          <table:table-cell office:value-type="float" office:value="2008">
            <text:p>2008</text:p>
          </table:table-cell>
          <table:table-cell office:value-type="string">
            <text:p>PloS one</text:p>
          </table:table-cell>
          <table:table-cell table:number-columns-repeated="2" office:value-type="float" office:value="0">
            <text:p>0</text:p>
          </table:table-cell>
          <table:table-cell office:value-type="float" office:value="1251">
            <text:p>1251</text:p>
          </table:table-cell>
          <table:table-cell office:value-type="float" office:value="0">
            <text:p>0</text:p>
          </table:table-cell>
          <table:table-cell office:value-type="float" office:value="1251">
            <text:p>12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1251">
            <text:p>1251</text:p>
          </table:table-cell>
          <table:table-cell table:number-columns-repeated="24"/>
        </table:table-row>
        <table:table-row table:style-name="ro1">
          <table:table-cell office:value-type="float" office:value="14651853">
            <text:p>14651853</text:p>
          </table:table-cell>
          <table:table-cell office:value-type="float" office:value="1186">
            <text:p>1186</text:p>
          </table:table-cell>
          <table:table-cell office:value-type="float" office:value="1213">
            <text:p>1213</text:p>
          </table:table-cell>
          <table:table-cell office:value-type="float" office:value="14651853">
            <text:p>14651853</text:p>
          </table:table-cell>
          <table:table-cell office:value-type="string">
            <text:p>Integrated analysis of protein composition, tissue diversity, and gene regulation in mouse mitochondria.</text:p>
          </table:table-cell>
          <table:table-cell office:value-type="float" office:value="2003">
            <text:p>2003</text:p>
          </table:table-cell>
          <table:table-cell office:value-type="string">
            <text:p>Cell</text:p>
          </table:table-cell>
          <table:table-cell table:number-columns-repeated="2" office:value-type="float" office:value="0">
            <text:p>0</text:p>
          </table:table-cell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office:value-type="float" office:value="1213">
            <text:p>12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1213">
            <text:p>1213</text:p>
          </table:table-cell>
          <table:table-cell table:number-columns-repeated="24"/>
        </table:table-row>
        <table:table-row table:style-name="ro1">
          <table:table-cell office:value-type="float" office:value="17317660">
            <text:p>17317660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7317660">
            <text:p>17317660</text:p>
          </table:table-cell>
          <table:table-cell office:value-type="string">
            <text:p>Quantitative phosphoproteomics of early elicitor signaling in Arabidopsis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1136">
            <text:p>1136</text:p>
          </table:table-cell>
          <table:table-cell table:number-columns-repeated="24"/>
        </table:table-row>
        <table:table-row table:style-name="ro1">
          <table:table-cell office:value-type="float" office:value="21166475">
            <text:p>21166475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21166475">
            <text:p>21166475</text:p>
          </table:table-cell>
          <table:table-cell office:value-type="string">
            <text:p>Analysis of the Arabidopsis cytosolic proteome highlights subcellular partitioning of central plant metabolism.</text:p>
          </table:table-cell>
          <table:table-cell office:value-type="float" office:value="2011">
            <text:p>2011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1041">
            <text:p>10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29</text:p>
          </table:table-cell>
          <table:table-cell office:value-type="string">
            <text:p>cytosol</text:p>
          </table:table-cell>
          <table:table-cell office:value-type="string">
            <text:p>IDA</text:p>
          </table:table-cell>
          <table:table-cell office:value-type="float" office:value="1041">
            <text:p>1041</text:p>
          </table:table-cell>
          <table:table-cell table:number-columns-repeated="24"/>
        </table:table-row>
        <table:table-row table:style-name="ro1">
          <table:table-cell office:value-type="float" office:value="20061580">
            <text:p>20061580</text:p>
          </table:table-cell>
          <table:table-cell office:value-type="float" office:value="724">
            <text:p>724</text:p>
          </table:table-cell>
          <table:table-cell office:value-type="float" office:value="882">
            <text:p>882</text:p>
          </table:table-cell>
          <table:table-cell office:value-type="float" office:value="20061580">
            <text:p>20061580</text:p>
          </table:table-cell>
          <table:table-cell office:value-type="string">
            <text:p>AT_CHLORO, a comprehensive chloroplast proteome database with subplastidial localization and curated information on envelope proteins.</text:p>
          </table:table-cell>
          <table:table-cell office:value-type="float" office:value="2010">
            <text:p>2010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34</text:p>
          </table:table-cell>
          <table:table-cell office:value-type="string">
            <text:p>chloroplast thylakoid</text:p>
          </table:table-cell>
          <table:table-cell office:value-type="string">
            <text:p>IDA</text:p>
          </table:table-cell>
          <table:table-cell office:value-type="float" office:value="167">
            <text:p>167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12">
            <text:p>12</text:p>
          </table:table-cell>
          <table:table-cell office:value-type="string">
            <text:p>GO:0009570</text:p>
          </table:table-cell>
          <table:table-cell office:value-type="string">
            <text:p>chloroplast stroma</text:p>
          </table:table-cell>
          <table:table-cell office:value-type="string">
            <text:p>IDA</text:p>
          </table:table-cell>
          <table:table-cell office:value-type="float" office:value="428">
            <text:p>428</text:p>
          </table:table-cell>
          <table:table-cell office:value-type="string">
            <text:p>GO:0009941</text:p>
          </table:table-cell>
          <table:table-cell office:value-type="string">
            <text:p>chloroplast envelope</text:p>
          </table:table-cell>
          <table:table-cell office:value-type="string">
            <text:p>IDA</text:p>
          </table:table-cell>
          <table:table-cell office:value-type="float" office:value="275">
            <text:p>275</text:p>
          </table:table-cell>
          <table:table-cell table:number-columns-repeated="12"/>
        </table:table-row>
        <table:table-row table:style-name="ro1">
          <table:table-cell office:value-type="float" office:value="16823961">
            <text:p>16823961</text:p>
          </table:table-cell>
          <table:table-cell table:number-columns-repeated="2" office:value-type="float" office:value="845">
            <text:p>845</text:p>
          </table:table-cell>
          <table:table-cell office:value-type="float" office:value="16823961">
            <text:p>16823961</text:p>
          </table:table-cell>
          <table:table-cell office:value-type="string">
            <text:p>Toward the complete yeast mitochondrial proteome: multidimensional separation techniques for mitochondrial proteomics.</text:p>
          </table:table-cell>
          <table:table-cell office:value-type="float" office:value="2006">
            <text:p>2006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845">
            <text:p>845</text:p>
          </table:table-cell>
          <table:table-cell table:number-columns-repeated="24"/>
        </table:table-row>
        <table:table-row table:style-name="ro1">
          <table:table-cell office:value-type="float" office:value="21533090">
            <text:p>21533090</text:p>
          </table:table-cell>
          <table:table-cell table:number-columns-repeated="2" office:value-type="float" office:value="784">
            <text:p>784</text:p>
          </table:table-cell>
          <table:table-cell office:value-type="float" office:value="21533090">
            <text:p>21533090</text:p>
          </table:table-cell>
          <table:table-cell office:value-type="string">
            <text:p>Arabidopsis plasmodesmal proteome.</text:p>
          </table:table-cell>
          <table:table-cell office:value-type="float" office:value="2011">
            <text:p>2011</text:p>
          </table:table-cell>
          <table:table-cell office:value-type="string">
            <text:p>PloS one</text:p>
          </table:table-cell>
          <table:table-cell table:number-columns-repeated="2"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6</text:p>
          </table:table-cell>
          <table:table-cell office:value-type="string">
            <text:p>plasmodesma</text:p>
          </table:table-cell>
          <table:table-cell office:value-type="string">
            <text:p>IDA</text:p>
          </table:table-cell>
          <table:table-cell office:value-type="float" office:value="784">
            <text:p>784</text:p>
          </table:table-cell>
          <table:table-cell table:number-columns-repeated="24"/>
        </table:table-row>
        <table:table-row table:style-name="ro1">
          <table:table-cell office:value-type="float" office:value="14532352">
            <text:p>1453235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14532352">
            <text:p>14532352</text:p>
          </table:table-cell>
          <table:table-cell office:value-type="string">
            <text:p>Comprehensive proteomic profiling of the membrane constituents of a Mycobacterium tuberculosis strain.</text:p>
          </table:table-cell>
          <table:table-cell office:value-type="float" office:value="2003">
            <text:p>2003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735">
            <text:p>735</text:p>
          </table:table-cell>
          <table:table-cell table:number-columns-repeated="24"/>
        </table:table-row>
        <table:table-row table:style-name="ro1">
          <table:table-cell office:value-type="float" office:value="16429126">
            <text:p>16429126</text:p>
          </table:table-cell>
          <table:table-cell office:value-type="float" office:value="498">
            <text:p>498</text:p>
          </table:table-cell>
          <table:table-cell office:value-type="float" office:value="638">
            <text:p>638</text:p>
          </table:table-cell>
          <table:table-cell office:value-type="float" office:value="16429126">
            <text:p>16429126</text:p>
          </table:table-cell>
          <table:table-cell office:value-type="string">
            <text:p>Proteome survey reveals modularity of the yeast cell machinery.</text:p>
          </table:table-cell>
          <table:table-cell office:value-type="float" office:value="2006">
            <text:p>2006</text:p>
          </table:table-cell>
          <table:table-cell office:value-type="string">
            <text:p>Nature</text:p>
          </table:table-cell>
          <table:table-cell office:value-type="float" office:value="638">
            <text:p>638</text:p>
          </table:table-cell>
          <table:table-cell table:number-columns-repeated="7" office:value-type="float" office:value="0">
            <text:p>0</text:p>
          </table:table-cell>
          <table:table-cell office:value-type="float" office:value="638">
            <text:p>638</text:p>
          </table:table-cell>
          <table:table-cell office:value-type="string">
            <text:p>GO:0005515</text:p>
          </table:table-cell>
          <table:table-cell office:value-type="string">
            <text:p>protein binding</text:p>
          </table:table-cell>
          <table:table-cell office:value-type="string">
            <text:p>IPI</text:p>
          </table:table-cell>
          <table:table-cell office:value-type="float" office:value="638">
            <text:p>638</text:p>
          </table:table-cell>
          <table:table-cell table:number-columns-repeated="24"/>
        </table:table-row>
        <table:table-row table:style-name="ro1">
          <table:table-cell office:value-type="float" office:value="15028209">
            <text:p>15028209</text:p>
          </table:table-cell>
          <table:table-cell table:number-columns-repeated="2" office:value-type="float" office:value="634">
            <text:p>634</text:p>
          </table:table-cell>
          <table:table-cell office:value-type="float" office:value="15028209">
            <text:p>15028209</text:p>
          </table:table-cell>
          <table:table-cell office:value-type="string">
            <text:p>The Arabidopsis thaliana chloroplast proteome reveals pathway abundance and novel protein functions.</text:p>
          </table:table-cell>
          <table:table-cell office:value-type="float" office:value="2004">
            <text:p>2004</text:p>
          </table:table-cell>
          <table:table-cell office:value-type="string">
            <text:p>Current biology : CB</text:p>
          </table:table-cell>
          <table:table-cell table:number-columns-repeated="2"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07</text:p>
          </table:table-cell>
          <table:table-cell office:value-type="string">
            <text:p>chloroplast</text:p>
          </table:table-cell>
          <table:table-cell office:value-type="string">
            <text:p>IDA</text:p>
          </table:table-cell>
          <table:table-cell office:value-type="float" office:value="634">
            <text:p>634</text:p>
          </table:table-cell>
          <table:table-cell table:number-columns-repeated="24"/>
        </table:table-row>
        <table:table-row table:style-name="ro1">
          <table:table-cell office:value-type="float" office:value="17432890">
            <text:p>17432890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7432890">
            <text:p>17432890</text:p>
          </table:table-cell>
          <table:table-cell office:value-type="string">
            <text:p>Membrane proteomic analysis of Arabidopsis thaliana using alternative solubilization techniques.</text:p>
          </table:table-cell>
          <table:table-cell office:value-type="float" office:value="2007">
            <text:p>2007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16020</text:p>
          </table:table-cell>
          <table:table-cell office:value-type="string">
            <text:p>membrane</text:p>
          </table:table-cell>
          <table:table-cell office:value-type="string">
            <text:p>IDA</text:p>
          </table:table-cell>
          <table:table-cell office:value-type="float" office:value="577">
            <text:p>577</text:p>
          </table:table-cell>
          <table:table-cell table:number-columns-repeated="24"/>
        </table:table-row>
        <table:table-row table:style-name="ro1">
          <table:table-cell office:value-type="float" office:value="16618929">
            <text:p>16618929</text:p>
          </table:table-cell>
          <table:table-cell office:value-type="float" office:value="430">
            <text:p>430</text:p>
          </table:table-cell>
          <table:table-cell office:value-type="float" office:value="513">
            <text:p>513</text:p>
          </table:table-cell>
          <table:table-cell office:value-type="float" office:value="16618929">
            <text:p>16618929</text:p>
          </table:table-cell>
          <table:table-cell office:value-type="string">
            <text:p>Mapping the Arabidopsis organelle proteome.</text:p>
          </table:table-cell>
          <table:table-cell office:value-type="float" office:value="2006">
            <text:p>2006</text:p>
          </table:table-cell>
          <table:table-cell office:value-type="string">
            <text:p>Proceedings of the National Academy of Sciences of the United States of America</text:p>
          </table:table-cell>
          <table:table-cell table:number-columns-repeated="2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94</text:p>
          </table:table-cell>
          <table:table-cell office:value-type="string">
            <text:p>Golgi apparatus</text:p>
          </table:table-cell>
          <table:table-cell office:value-type="string">
            <text:p>IDA</text:p>
          </table:table-cell>
          <table:table-cell office:value-type="float" office:value="85">
            <text:p>85</text:p>
          </table:table-cell>
          <table:table-cell office:value-type="string">
            <text:p>GO:0005774</text:p>
          </table:table-cell>
          <table:table-cell office:value-type="string">
            <text:p>vacuolar membran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9">
            <text:p>59</text:p>
          </table:table-cell>
          <table:table-cell office:value-type="string">
            <text:p>GO:0009536</text:p>
          </table:table-cell>
          <table:table-cell office:value-type="string">
            <text:p>plastid</text:p>
          </table:table-cell>
          <table:table-cell office:value-type="string">
            <text:p>IDA</text:p>
          </table:table-cell>
          <table:table-cell office:value-type="float" office:value="59">
            <text:p>59</text:p>
          </table:table-cell>
          <table:table-cell office:value-type="string">
            <text:p>GO:0000325</text:p>
          </table:table-cell>
          <table:table-cell office:value-type="string">
            <text:p>plant-type vacuole</text:p>
          </table:table-cell>
          <table:table-cell office:value-type="string">
            <text:p>IDA</text:p>
          </table:table-cell>
          <table:table-cell office:value-type="float" office:value="24">
            <text:p>24</text:p>
          </table:table-cell>
          <table:table-cell office:value-type="string">
            <text:p>GO:0005783</text:p>
          </table:table-cell>
          <table:table-cell office:value-type="string">
            <text:p>endoplasmic reticulum</text:p>
          </table:table-cell>
          <table:table-cell office:value-type="string">
            <text:p>IDA</text:p>
          </table:table-cell>
          <table:table-cell office:value-type="float" office:value="174">
            <text:p>174</text:p>
          </table:table-cell>
          <table:table-cell office:value-type="string">
            <text:p>GO:0005886</text:p>
          </table:table-cell>
          <table:table-cell office:value-type="string">
            <text:p>plasma membrane</text:p>
          </table:table-cell>
          <table:table-cell office:value-type="string">
            <text:p>IDA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4576278">
            <text:p>1457627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4576278">
            <text:p>14576278</text:p>
          </table:table-cell>
          <table:table-cell office:value-type="string">
            <text:p>The proteome of Saccharomyces cerevisiae mitochondria.</text:p>
          </table:table-cell>
          <table:table-cell office:value-type="float" office:value="2003">
            <text:p>2003</text:p>
          </table:table-cell>
          <table:table-cell office:value-type="string">
            <text:p>Proceedings of the National Academy of Sciences of the United States of America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503">
            <text:p>503</text:p>
          </table:table-cell>
          <table:table-cell table:number-columns-repeated="24"/>
        </table:table-row>
        <table:table-row table:style-name="ro1">
          <table:table-cell office:value-type="float" office:value="18433294">
            <text:p>18433294</text:p>
          </table:table-cell>
          <table:table-cell office:value-type="float" office:value="413">
            <text:p>413</text:p>
          </table:table-cell>
          <table:table-cell office:value-type="float" office:value="456">
            <text:p>456</text:p>
          </table:table-cell>
          <table:table-cell office:value-type="float" office:value="18433294">
            <text:p>18433294</text:p>
          </table:table-cell>
          <table:table-cell office:value-type="string">
            <text:p>A microtubule interactome: complexes with roles in cell cycle and mitosis.</text:p>
          </table:table-cell>
          <table:table-cell office:value-type="float" office:value="2008">
            <text:p>2008</text:p>
          </table:table-cell>
          <table:table-cell office:value-type="string">
            <text:p>PLoS biology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GO:0005813</text:p>
          </table:table-cell>
          <table:table-cell office:value-type="string">
            <text:p>centrosome</text:p>
          </table:table-cell>
          <table:table-cell office:value-type="string">
            <text:p>IDA</text:p>
          </table:table-cell>
          <table:table-cell office:value-type="float" office:value="3">
            <text:p>3</text:p>
          </table:table-cell>
          <table:table-cell office:value-type="string">
            <text:p>GO:0010824</text:p>
          </table:table-cell>
          <table:table-cell office:value-type="string">
            <text:p>regulation of centrosome duplication</text:p>
          </table:table-cell>
          <table:table-cell office:value-type="string">
            <text:p>IMP</text:p>
          </table:table-cell>
          <table:table-cell office:value-type="float" office:value="3">
            <text:p>3</text:p>
          </table:table-cell>
          <table:table-cell office:value-type="string">
            <text:p>GO:0005875</text:p>
          </table:table-cell>
          <table:table-cell office:value-type="string">
            <text:p>microtubule associated complex</text:p>
          </table:table-cell>
          <table:table-cell office:value-type="string">
            <text:p>IDA</text:p>
          </table:table-cell>
          <table:table-cell office:value-type="float" office:value="413">
            <text:p>413</text:p>
          </table:table-cell>
          <table:table-cell office:value-type="string">
            <text:p>GO:0007052</text:p>
          </table:table-cell>
          <table:table-cell office:value-type="string">
            <text:p>mitotic spindle organization</text:p>
          </table:table-cell>
          <table:table-cell office:value-type="string">
            <text:p>IMP</text:p>
          </table:table-cell>
          <table:table-cell office:value-type="float" office:value="20">
            <text:p>20</text:p>
          </table:table-cell>
          <table:table-cell office:value-type="string">
            <text:p>GO:0031122</text:p>
          </table:table-cell>
          <table:table-cell office:value-type="string">
            <text:p>cytoplasmic microtubule organization</text:p>
          </table:table-cell>
          <table:table-cell office:value-type="string">
            <text:p>IMP</text:p>
          </table:table-cell>
          <table:table-cell office:value-type="float" office:value="16">
            <text:p>16</text:p>
          </table:table-cell>
          <table:table-cell office:value-type="string">
            <text:p>GO:0005819</text:p>
          </table:table-cell>
          <table:table-cell office:value-type="string">
            <text:p>spindle</text:p>
          </table:table-cell>
          <table:table-cell office:value-type="string">
            <text:p>IDA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7151019">
            <text:p>17151019</text:p>
          </table:table-cell>
          <table:table-cell table:number-columns-repeated="2" office:value-type="float" office:value="401">
            <text:p>401</text:p>
          </table:table-cell>
          <table:table-cell office:value-type="float" office:value="17151019">
            <text:p>17151019</text:p>
          </table:table-cell>
          <table:table-cell office:value-type="string">
            <text:p>A proteomics dissection of Arabidopsis thaliana vacuoles isolated from cell culture.</text:p>
          </table:table-cell>
          <table:table-cell office:value-type="float" office:value="2007">
            <text:p>2007</text:p>
          </table:table-cell>
          <table:table-cell office:value-type="string">
            <text:p>Molecular &amp; cellular proteomics : MCP</text:p>
          </table:table-cell>
          <table:table-cell table:number-columns-repeated="2" office:value-type="float" office:value="0">
            <text:p>0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74</text:p>
          </table:table-cell>
          <table:table-cell office:value-type="string">
            <text:p>vacuolar membrane</text:p>
          </table:table-cell>
          <table:table-cell office:value-type="string">
            <text:p>IDA</text:p>
          </table:table-cell>
          <table:table-cell office:value-type="float" office:value="401">
            <text:p>401</text:p>
          </table:table-cell>
          <table:table-cell table:number-columns-repeated="24"/>
        </table:table-row>
        <table:table-row table:style-name="ro1">
          <table:table-cell office:value-type="float" office:value="18981222">
            <text:p>18981222</text:p>
          </table:table-cell>
          <table:table-cell office:value-type="float" office:value="242">
            <text:p>242</text:p>
          </table:table-cell>
          <table:table-cell office:value-type="float" office:value="397">
            <text:p>397</text:p>
          </table:table-cell>
          <table:table-cell office:value-type="float" office:value="18981222">
            <text:p>18981222</text:p>
          </table:table-cell>
          <table:table-cell office:value-type="string">
            <text:p>Conservation of the protein composition and electron microscopy structure of Drosophila melanogaster and human spliceosomal complexes.</text:p>
          </table:table-cell>
          <table:table-cell office:value-type="float" office:value="2009">
            <text:p>2009</text:p>
          </table:table-cell>
          <table:table-cell office:value-type="string">
            <text:p>Molecular and cellular bi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71013</text:p>
          </table:table-cell>
          <table:table-cell office:value-type="string">
            <text:p>catalytic step 2 spliceosome</text:p>
          </table:table-cell>
          <table:table-cell office:value-type="string">
            <text:p>IDA</text:p>
          </table:table-cell>
          <table:table-cell office:value-type="float" office:value="170">
            <text:p>170</text:p>
          </table:table-cell>
          <table:table-cell office:value-type="string">
            <text:p>GO:0071011</text:p>
          </table:table-cell>
          <table:table-cell office:value-type="string">
            <text:p>precatalytic spliceosome</text:p>
          </table:table-cell>
          <table:table-cell office:value-type="string">
            <text:p>IDA</text:p>
          </table:table-cell>
          <table:table-cell office:value-type="float" office:value="227">
            <text:p>227</text:p>
          </table:table-cell>
          <table:table-cell table:number-columns-repeated="20"/>
        </table:table-row>
        <table:table-row table:style-name="ro1">
          <table:table-cell office:value-type="float" office:value="14671022">
            <text:p>14671022</text:p>
          </table:table-cell>
          <table:table-cell table:number-columns-repeated="2" office:value-type="float" office:value="392">
            <text:p>392</text:p>
          </table:table-cell>
          <table:table-cell office:value-type="float" office:value="14671022">
            <text:p>14671022</text:p>
          </table:table-cell>
          <table:table-cell office:value-type="string">
            <text:p>Experimental analysis of the Arabidopsis mitochondrial proteome highlights signaling and regulatory components, provides assessment of targeting prediction programs, and indicates plant-specific mitochondrial proteins.</text:p>
          </table:table-cell>
          <table:table-cell office:value-type="float" office:value="2004">
            <text:p>2004</text:p>
          </table:table-cell>
          <table:table-cell office:value-type="string">
            <text:p>The Plant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39</text:p>
          </table:table-cell>
          <table:table-cell office:value-type="string">
            <text:p>mitochondrion</text:p>
          </table:table-cell>
          <table:table-cell office:value-type="string">
            <text:p>IDA</text:p>
          </table:table-cell>
          <table:table-cell office:value-type="float" office:value="392">
            <text:p>392</text:p>
          </table:table-cell>
          <table:table-cell table:number-columns-repeated="24"/>
        </table:table-row>
        <table:table-row table:style-name="ro1">
          <table:table-cell office:value-type="float" office:value="15539469">
            <text:p>15539469</text:p>
          </table:table-cell>
          <table:table-cell table:number-columns-repeated="2" office:value-type="float" office:value="380">
            <text:p>380</text:p>
          </table:table-cell>
          <table:table-cell office:value-type="float" office:value="15539469">
            <text:p>15539469</text:p>
          </table:table-cell>
          <table:table-cell office:value-type="string">
            <text:p>The vegetative vacuole proteome of Arabidopsis thaliana reveals predicted and unexpected proteins.</text:p>
          </table:table-cell>
          <table:table-cell office:value-type="float" office:value="2004">
            <text:p>2004</text:p>
          </table:table-cell>
          <table:table-cell office:value-type="string">
            <text:p>The Plant cell</text:p>
          </table:table-cell>
          <table:table-cell table:number-columns-repeated="2"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73</text:p>
          </table:table-cell>
          <table:table-cell office:value-type="string">
            <text:p>vacuole</text:p>
          </table:table-cell>
          <table:table-cell office:value-type="string">
            <text:p>IDA</text:p>
          </table:table-cell>
          <table:table-cell office:value-type="float" office:value="380">
            <text:p>380</text:p>
          </table:table-cell>
          <table:table-cell table:number-columns-repeated="24"/>
        </table:table-row>
        <table:table-row table:style-name="ro1">
          <table:table-cell office:value-type="float" office:value="12865426">
            <text:p>12865426</text:p>
          </table:table-cell>
          <table:table-cell table:number-columns-repeated="2" office:value-type="float" office:value="375">
            <text:p>375</text:p>
          </table:table-cell>
          <table:table-cell office:value-type="float" office:value="12865426">
            <text:p>12865426</text:p>
          </table:table-cell>
          <table:table-cell office:value-type="string">
            <text:p>Proteomic analysis of the mouse liver mitochondrial inner membrane.</text:p>
          </table:table-cell>
          <table:table-cell office:value-type="float" office:value="2003">
            <text:p>2003</text:p>
          </table:table-cell>
          <table:table-cell office:value-type="string">
            <text:p>The Journal of biological chemistry</text:p>
          </table:table-cell>
          <table:table-cell table:number-columns-repeated="2"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743</text:p>
          </table:table-cell>
          <table:table-cell office:value-type="string">
            <text:p>mitochondrial inner membrane</text:p>
          </table:table-cell>
          <table:table-cell office:value-type="string">
            <text:p>IDA</text:p>
          </table:table-cell>
          <table:table-cell office:value-type="float" office:value="375">
            <text:p>375</text:p>
          </table:table-cell>
          <table:table-cell table:number-columns-repeated="24"/>
        </table:table-row>
        <table:table-row table:style-name="ro1">
          <table:table-cell office:value-type="float" office:value="20422638">
            <text:p>20422638</text:p>
          </table:table-cell>
          <table:table-cell table:number-columns-repeated="2" office:value-type="float" office:value="338">
            <text:p>338</text:p>
          </table:table-cell>
          <table:table-cell office:value-type="float" office:value="20422638">
            <text:p>20422638</text:p>
          </table:table-cell>
          <table:table-cell office:value-type="string">
            <text:p>The secreted proteome profile of developing Dictyostelium discoideum cells.</text:p>
          </table:table-cell>
          <table:table-cell office:value-type="float" office:value="2010">
            <text:p>2010</text:p>
          </table:table-cell>
          <table:table-cell office:value-type="string">
            <text:p>Proteomics</text:p>
          </table:table-cell>
          <table:table-cell table:number-columns-repeated="2"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15</text:p>
          </table:table-cell>
          <table:table-cell office:value-type="string">
            <text:p>extracellular space</text:p>
          </table:table-cell>
          <table:table-cell office:value-type="string">
            <text:p>IDA</text:p>
          </table:table-cell>
          <table:table-cell office:value-type="float" office:value="338">
            <text:p>338</text:p>
          </table:table-cell>
          <table:table-cell table:number-columns-repeated="24"/>
        </table:table-row>
        <table:table-row table:style-name="ro1">
          <table:table-cell office:value-type="float" office:value="12938931">
            <text:p>12938931</text:p>
          </table:table-cell>
          <table:table-cell table:number-columns-repeated="2" office:value-type="float" office:value="328">
            <text:p>328</text:p>
          </table:table-cell>
          <table:table-cell office:value-type="float" office:value="12938931">
            <text:p>12938931</text:p>
          </table:table-cell>
          <table:table-cell office:value-type="string">
            <text:p>Proteomic study of the Arabidopsis thaliana chloroplastic envelope membrane utilizing alternatives to traditional two-dimensional electrophoresis.</text:p>
          </table:table-cell>
          <table:table-cell office:value-type="float" office:value="2003">
            <text:p>2003</text:p>
          </table:table-cell>
          <table:table-cell office:value-type="string">
            <text:p>Journal of proteome research</text:p>
          </table:table-cell>
          <table:table-cell table:number-columns-repeated="2"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941</text:p>
          </table:table-cell>
          <table:table-cell office:value-type="string">
            <text:p>chloroplast envelope</text:p>
          </table:table-cell>
          <table:table-cell office:value-type="string">
            <text:p>IDA</text:p>
          </table:table-cell>
          <table:table-cell office:value-type="float" office:value="328">
            <text:p>328</text:p>
          </table:table-cell>
          <table:table-cell table:number-columns-repeated="24"/>
        </table:table-row>
        <table:table-row table:style-name="ro1">
          <table:table-cell office:value-type="float" office:value="18633119">
            <text:p>18633119</text:p>
          </table:table-cell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float" office:value="18633119">
            <text:p>18633119</text:p>
          </table:table-cell>
          <table:table-cell office:value-type="string">
            <text:p>Quantitative proteomics of a chloroplast SRP54 sorting mutant and its genetic interactions with CLPC1 in Arabidopsis.</text:p>
          </table:table-cell>
          <table:table-cell office:value-type="float" office:value="2008">
            <text:p>2008</text:p>
          </table:table-cell>
          <table:table-cell office:value-type="string">
            <text:p>Plant physiology</text:p>
          </table:table-cell>
          <table:table-cell table:number-columns-repeated="2"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9579</text:p>
          </table:table-cell>
          <table:table-cell office:value-type="string">
            <text:p>thylakoid</text:p>
          </table:table-cell>
          <table:table-cell office:value-type="string">
            <text:p>IDA</text:p>
          </table:table-cell>
          <table:table-cell office:value-type="float" office:value="53">
            <text:p>53</text:p>
          </table:table-cell>
          <table:table-cell office:value-type="string">
            <text:p>GO:0009570</text:p>
          </table:table-cell>
          <table:table-cell office:value-type="string">
            <text:p>chloroplast stroma</text:p>
          </table:table-cell>
          <table:table-cell office:value-type="string">
            <text:p>IDA</text:p>
          </table:table-cell>
          <table:table-cell office:value-type="float" office:value="259">
            <text:p>259</text:p>
          </table:table-cell>
          <table:table-cell table:number-columns-repeated="20"/>
        </table:table-row>
        <table:table-row table:style-name="ro1">
          <table:table-cell office:value-type="float" office:value="16287169">
            <text:p>16287169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16287169">
            <text:p>16287169</text:p>
          </table:table-cell>
          <table:table-cell office:value-type="string">
            <text:p>Arabidopsis cell wall proteome defined using multidimensional protein identification technology.</text:p>
          </table:table-cell>
          <table:table-cell office:value-type="float" office:value="2006">
            <text:p>2006</text:p>
          </table:table-cell>
          <table:table-cell office:value-type="string">
            <text:p>Proteomics</text:p>
          </table:table-cell>
          <table:table-cell table:number-columns-repeated="2" office:value-type="float" office:value="0">
            <text:p>0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GO:0005618</text:p>
          </table:table-cell>
          <table:table-cell office:value-type="string">
            <text:p>cell wall</text:p>
          </table:table-cell>
          <table:table-cell office:value-type="string">
            <text:p>IDA</text:p>
          </table:table-cell>
          <table:table-cell office:value-type="float" office:value="160">
            <text:p>160</text:p>
          </table:table-cell>
          <table:table-cell office:value-type="string">
            <text:p>GO:0009505</text:p>
          </table:table-cell>
          <table:table-cell office:value-type="string">
            <text:p>plant-type cell wall</text:p>
          </table:table-cell>
          <table:table-cell office:value-type="string">
            <text:p>IDA</text:p>
          </table:table-cell>
          <table:table-cell office:value-type="float" office:value="103">
            <text:p>103</text:p>
          </table:table-cell>
          <table:table-cell table:number-columns-repeated="20"/>
        </table:table-row>
        <table:table-row table:style-name="ro2" table:number-rows-repeated="1048549">
          <table:table-cell table:number-columns-repeated="44"/>
        </table:table-row>
        <table:table-row table:style-name="ro2">
          <table:table-cell table:number-columns-repeated="4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1T19:07:56</dc:date>
    <dc:creator>Iddo Friedberg</dc:creator>
    <meta:generator>LibreOffice/3.5$Linux_X86_64 LibreOffice_project/350m1$Build-3</meta:generator>
    <meta:editing-duration>P0D</meta:editing-duration>
    <meta:editing-cycles>1</meta:editing-cycles>
    <meta:document-statistic meta:table-count="1" meta:cell-count="596" meta:object-count="0"/>
  </office:meta>
</office:document-meta>
</file>